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rkadiusz Kulesza </text:span></text:p>
      <text:p text:style-name="P1"><draw:frame text:anchor-type="as-char" svg:width="152.40mm" svg:height="78.85mm" style:rel-width="scale" style:rel-height="scale"><draw:object-ole xlink:href="OleObj1"/><draw:image xlink:href="ObjectReplacements/OleObj1"/></draw:frame><text:span text:style-name="T1"/></text:p>
      <text:p text:style-name="P1"><text:span text:style-name="T1">L</text:span></text:p>
      <text:p text:style-name="P1"><text:span text:style-name="T1">extrema<text:s text:c="2"/>[(0, 255)]<text:s text:c="8"/></text:span></text:p>
      <text:p text:style-name="P1"><text:span text:style-name="T1">count<text:s text:c="2"/>[847360]</text:span></text:p>
      <text:p text:style-name="P1"><text:span text:style-name="T1">mean<text:s text:c="2"/>[119.0136742352719]<text:s text:c="2"/></text:span></text:p>
      <text:p text:style-name="P1"><text:span text:style-name="T1">median<text:s text:c="2"/>[113]</text:span></text:p>
      <text:p text:style-name="P1"><text:span text:style-name="T1">stddev<text:s text:c="2"/>[59.85646485318316]</text:span><text:span text:style-name="T2"/></text:p>
      <text:p text:style-name="P1"><text:span text:style-name="T3">Histogram zgada si</text:span><text:span text:style-name="T4">ę z statystykami . Minimalna wartość to 0 maksymalna 255 ,ilość pikseli wynosi 647360 .<text:s/></text:span><draw:frame text:anchor-type="as-char" svg:width="152.40mm" svg:height="114.30mm" style:rel-width="scale" style:rel-height="scale"><draw:object-ole xlink:href="OleObj2"/><draw:image xlink:href="ObjectReplacements/OleObj2"/></draw:frame><draw:frame text:anchor-type="as-char" svg:width="152.40mm" svg:height="114.30mm" style:rel-width="scale" style:rel-height="scale"><draw:object-ole xlink:href="OleObj3"/><draw:image xlink:href="ObjectReplacements/OleObj3"/></draw:frame><text:span text:style-name="T5"/></text:p>
      <text:p text:style-name="P1"><draw:frame text:anchor-type="as-char" svg:width="152.40mm" svg:height="114.30mm" style:rel-width="scale" style:rel-height="scale"><draw:object-ole xlink:href="OleObj4"/><draw:image xlink:href="ObjectReplacements/OleObj4"/></draw:frame><text:span text:style-name="T5"/></text:p>
      <text:p text:style-name="P1"><text:span text:style-name="T5"/></text:p>
      <text:p text:style-name="P1"><draw:frame text:anchor-type="as-char" svg:width="152.40mm" svg:height="79.11mm" style:rel-width="scale" style:rel-height="scale"><draw:object-ole xlink:href="OleObj5"/><draw:image xlink:href="ObjectReplacements/OleObj5"/></draw:frame><text:span text:style-name="T5"/></text:p>
      <text:p text:style-name="P1"><text:span text:style-name="T6">R</text:span><text:span text:style-name="T7">ó</text:span><text:span text:style-name="T8">żnice są prawie nie widoczne.</text:span><text:span text:style-name="T9"/></text:p>
      <text:p text:style-name="P1"><draw:frame text:anchor-type="as-char" svg:width="152.40mm" svg:height="114.30mm" style:rel-width="scale" style:rel-height="scale"><draw:object-ole xlink:href="OleObj6"/><draw:image xlink:href="ObjectReplacements/OleObj6"/></draw:frame><text:span text:style-name="T9"/></text:p>
      <text:p text:style-name="P1"><text:span text:style-name="T9">extrema<text:s text:c="2"/>[(7, 254)]</text:span></text:p>
      <text:p text:style-name="P1"><text:span text:style-name="T9">count<text:s text:c="2"/>[847360]</text:span></text:p>
      <text:p text:style-name="P1"><text:span text:style-name="T9">mean<text:s text:c="2"/>[127.75980338935045]</text:span></text:p>
      <text:p text:style-name="P1"><text:span text:style-name="T9">median<text:s text:c="2"/>[127]</text:span></text:p>
      <text:p text:style-name="P1"><text:span text:style-name="T9">stddev<text:s text:c="2"/>[73.39070382661315]</text:span></text:p>
      <text:p text:style-name="P1"><text:span text:style-name="T9">extrema<text:s text:c="2"/>[(0, 255)]</text:span></text:p>
      <text:p text:style-name="P1"><text:span text:style-name="T9">count<text:s text:c="2"/>[847360]</text:span></text:p>
      <text:p text:style-name="P1"><text:span text:style-name="T9">mean<text:s text:c="2"/>[127.92802704871602]</text:span></text:p>
      <text:p text:style-name="P1"><text:span text:style-name="T9">median<text:s text:c="2"/>[127]</text:span></text:p>
      <text:p text:style-name="P1"><text:span text:style-name="T9">stddev<text:s text:c="2"/>[74.5365356664248]</text:span></text:p>
      <text:p text:style-name="P1"><text:span text:style-name="T10">Normalizacja rozszerzy</text:span><text:span text:style-name="T11">ła zakres pikseli z (7,254) do (0,255) .</text:span><text:span text:style-name="T12"/></text:p>
      <text:p text:style-name="P1"><draw:frame text:anchor-type="as-char" svg:width="152.40mm" svg:height="114.30mm" style:rel-width="scale" style:rel-height="scale"><draw:object-ole xlink:href="OleObj7"/><draw:image xlink:href="ObjectReplacements/OleObj7"/></draw:frame><text:span text:style-name="T12"/></text:p>
      <text:p text:style-name="P1"><text:span text:style-name="T13">Najlepiej dzia</text:span><text:span text:style-name="T14">ła detail filtr .</text:span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2"><text:span text:style-name="T1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